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443B1765523BD568AF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81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763cm" style:protect="position siz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loext:opacity="100%" style:font-name="Liberation Sans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loext:opacity="100%" style:font-name="Liberation Sans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loext:opacity="100%" style:font-name="Liberation Sans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loext:opacity="100%" style:font-name="Liberation Sans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loext:opacity="100%" style:font-name="Liberation Sans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loext:opacity="100%" style:font-name="Liberation Sans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01cm" svg:height="15.749cm" svg:x="-0.021cm" svg:y="0.001cm">
          <draw:image xlink:href="Pictures/10000000000005DC00000443B1765523BD568AF9.jpg" xlink:type="simple" xlink:show="embed" xlink:actuate="onLoad" draw:mime-type="image/jpeg">
            <text:p/>
          </draw:image>
        </draw:frame>
        <draw:frame draw:style-name="gr2" draw:text-style-name="P6" draw:layer="layout" svg:width="26.549cm" svg:height="12.013cm" svg:x="0.705cm" svg:y="2.737cm">
          <draw:text-box>
            <text:p text:style-name="P2"><text:span text:style-name="T1">The Crucifixion and </text:span></text:p>
            <text:p text:style-name="P2"><text:span text:style-name="T1">Resurrection <text:s/>of Jesus</text:span><text:span text:style-name="T2"> </text:span></text:p>
            <text:p text:style-name="P2"><text:span text:style-name="T3">(Mark 15:1–16:7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2-08T14:10:56.846000000</meta:creation-date>
    <dc:date>2023-03-30T10:37:27.416000000</dc:date>
    <meta:editing-duration>PT20M8S</meta:editing-duration>
    <meta:editing-cycles>18</meta:editing-cycles>
    <meta:generator>LibreOffice/7.1.1.2$Windows_X86_64 LibreOffice_project/fe0b08f4af1bacafe4c7ecc87ce55bb426164676</meta:generator>
    <meta:document-statistic meta:object-count="2"/>
  </office:meta>
</office:document-meta>
</file>